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um 1</text:p>
          </table:table-cell>
          <table:table-cell office:value-type="string" calcext:value-type="string">
            <text:p>Num 2</text:p>
          </table:table-cell>
          <table:table-cell office:value-type="string" calcext:value-type="string">
            <text:p>Rand-0-10</text:p>
          </table:table-cell>
          <table:table-cell office:value-type="string" calcext:value-type="string">
            <text:p>Rand-10-20</text:p>
          </table:table-cell>
          <table:table-cell office:value-type="string" calcext:value-type="string">
            <text:p>Rand 10-30</text:p>
          </table:table-cell>
        </table:table-row>
        <table:table-row table:style-name="ro1">
          <table:table-cell table:formula="of:=CONCATENATE([.G2];&quot;-&quot;;[.H2])" office:value-type="string" office:string-value="8-8" calcext:value-type="string">
            <text:p>8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RANDBETWEEN(0;10)" office:value-type="float" office:value="6" calcext:value-type="float">
            <text:p/>
          </table:table-cell>
          <table:table-cell table:formula="of:=RANDBETWEEN(10;20)" office:value-type="float" office:value="14" calcext:value-type="float">
            <text:p/>
          </table:table-cell>
          <table:table-cell table:formula="of:=RANDBETWEEN(10;30)" office:value-type="float" office:value="10" calcext:value-type="float">
            <text:p/>
          </table:table-cell>
        </table:table-row>
        <table:table-row table:style-name="ro1">
          <table:table-cell table:formula="of:=CONCATENATE([.G3];&quot;-&quot;;[.H3])" office:value-type="string" office:string-value="2-1" calcext:value-type="string">
            <text:p>2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9" calcext:value-type="float">
            <text:p/>
          </table:table-cell>
          <table:table-cell table:formula="of:=RANDBETWEEN(10;20)" office:value-type="float" office:value="12" calcext:value-type="float">
            <text:p/>
          </table:table-cell>
          <table:table-cell table:formula="of:=RANDBETWEEN(10;30)" office:value-type="float" office:value="27" calcext:value-type="float">
            <text:p/>
          </table:table-cell>
        </table:table-row>
        <table:table-row table:style-name="ro1">
          <table:table-cell table:formula="of:=CONCATENATE([.G4];&quot;-&quot;;[.H4])" office:value-type="string" office:string-value="7-6" calcext:value-type="string">
            <text:p>7-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/>
          </table:table-cell>
          <table:table-cell table:formula="of:=RANDBETWEEN(10;20)" office:value-type="float" office:value="17" calcext:value-type="float">
            <text:p/>
          </table:table-cell>
          <table:table-cell table:formula="of:=RANDBETWEEN(10;30)" office:value-type="float" office:value="23" calcext:value-type="float">
            <text:p/>
          </table:table-cell>
        </table:table-row>
        <table:table-row table:style-name="ro1">
          <table:table-cell table:formula="of:=CONCATENATE([.G5];&quot;-&quot;;[.H5])" office:value-type="string" office:string-value="7-6" calcext:value-type="string">
            <text:p>7-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RANDBETWEEN(0;10)" office:value-type="float" office:value="1" calcext:value-type="float">
            <text:p/>
          </table:table-cell>
          <table:table-cell table:formula="of:=RANDBETWEEN(10;20)" office:value-type="float" office:value="11" calcext:value-type="float">
            <text:p/>
          </table:table-cell>
          <table:table-cell table:formula="of:=RANDBETWEEN(10;30)" office:value-type="float" office:value="20" calcext:value-type="float">
            <text:p/>
          </table:table-cell>
        </table:table-row>
        <table:table-row table:style-name="ro1">
          <table:table-cell table:formula="of:=CONCATENATE([.G6];&quot;-&quot;;[.H6])" office:value-type="string" office:string-value="10-8" calcext:value-type="string">
            <text:p>10-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RANDBETWEEN(0;10)" office:value-type="float" office:value="10" calcext:value-type="float">
            <text:p/>
          </table:table-cell>
          <table:table-cell table:formula="of:=RANDBETWEEN(10;20)" office:value-type="float" office:value="10" calcext:value-type="float">
            <text:p/>
          </table:table-cell>
          <table:table-cell table:formula="of:=RANDBETWEEN(10;30)" office:value-type="float" office:value="30" calcext:value-type="float">
            <text:p/>
          </table:table-cell>
        </table:table-row>
        <table:table-row table:style-name="ro1">
          <table:table-cell table:formula="of:=CONCATENATE([.G7];&quot;-&quot;;[.H7])" office:value-type="string" office:string-value="2-0" calcext:value-type="string">
            <text:p>2-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ANDBETWEEN(0;10)" office:value-type="float" office:value="1" calcext:value-type="float">
            <text:p/>
          </table:table-cell>
          <table:table-cell table:formula="of:=RANDBETWEEN(10;20)" office:value-type="float" office:value="17" calcext:value-type="float">
            <text:p/>
          </table:table-cell>
          <table:table-cell table:formula="of:=RANDBETWEEN(10;30)" office:value-type="float" office:value="14" calcext:value-type="float">
            <text:p/>
          </table:table-cell>
        </table:table-row>
        <table:table-row table:style-name="ro1">
          <table:table-cell table:formula="of:=CONCATENATE([.G8];&quot;-&quot;;[.H8])" office:value-type="string" office:string-value="5-3" calcext:value-type="string">
            <text:p>5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/>
          </table:table-cell>
          <table:table-cell table:formula="of:=RANDBETWEEN(10;20)" office:value-type="float" office:value="11" calcext:value-type="float">
            <text:p/>
          </table:table-cell>
          <table:table-cell table:formula="of:=RANDBETWEEN(10;30)" office:value-type="float" office:value="28" calcext:value-type="float">
            <text:p/>
          </table:table-cell>
        </table:table-row>
        <table:table-row table:style-name="ro1">
          <table:table-cell table:formula="of:=CONCATENATE([.G9];&quot;-&quot;;[.H9])" office:value-type="string" office:string-value="6-4" calcext:value-type="string">
            <text:p>6-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RANDBETWEEN(0;10)" office:value-type="float" office:value="1" calcext:value-type="float">
            <text:p/>
          </table:table-cell>
          <table:table-cell table:formula="of:=RANDBETWEEN(10;20)" office:value-type="float" office:value="15" calcext:value-type="float">
            <text:p/>
          </table:table-cell>
          <table:table-cell table:formula="of:=RANDBETWEEN(10;30)" office:value-type="float" office:value="13" calcext:value-type="float">
            <text:p/>
          </table:table-cell>
        </table:table-row>
        <table:table-row table:style-name="ro1">
          <table:table-cell table:formula="of:=CONCATENATE([.G10];&quot;-&quot;;[.H10])" office:value-type="string" office:string-value="7-5" calcext:value-type="string">
            <text:p>7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RANDBETWEEN(0;10)" office:value-type="float" office:value="3" calcext:value-type="float">
            <text:p/>
          </table:table-cell>
          <table:table-cell table:formula="of:=RANDBETWEEN(10;20)" office:value-type="float" office:value="17" calcext:value-type="float">
            <text:p/>
          </table:table-cell>
          <table:table-cell table:formula="of:=RANDBETWEEN(10;30)" office:value-type="float" office:value="30" calcext:value-type="float">
            <text:p/>
          </table:table-cell>
        </table:table-row>
        <table:table-row table:style-name="ro1">
          <table:table-cell table:formula="of:=CONCATENATE([.G11];&quot;-&quot;;[.H11])" office:value-type="string" office:string-value="8-6" calcext:value-type="string">
            <text:p>8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RANDBETWEEN(0;10)" office:value-type="float" office:value="2" calcext:value-type="float">
            <text:p/>
          </table:table-cell>
          <table:table-cell table:formula="of:=RANDBETWEEN(10;20)" office:value-type="float" office:value="11" calcext:value-type="float">
            <text:p/>
          </table:table-cell>
          <table:table-cell table:formula="of:=RANDBETWEEN(10;30)" office:value-type="float" office:value="24" calcext:value-type="float">
            <text:p/>
          </table:table-cell>
        </table:table-row>
        <table:table-row table:style-name="ro1">
          <table:table-cell table:formula="of:=CONCATENATE([.G12];&quot;-&quot;;[.H12])" office:value-type="string" office:string-value="4-0" calcext:value-type="string">
            <text:p>4-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ANDBETWEEN(0;10)" office:value-type="float" office:value="7" calcext:value-type="float">
            <text:p/>
          </table:table-cell>
          <table:table-cell table:formula="of:=RANDBETWEEN(10;20)" office:value-type="float" office:value="15" calcext:value-type="float">
            <text:p/>
          </table:table-cell>
          <table:table-cell table:formula="of:=RANDBETWEEN(10;30)" office:value-type="float" office:value="10" calcext:value-type="float">
            <text:p/>
          </table:table-cell>
        </table:table-row>
        <table:table-row table:style-name="ro1">
          <table:table-cell table:formula="of:=CONCATENATE([.G13];&quot;-&quot;;[.H13])" office:value-type="string" office:string-value="7-3" calcext:value-type="string">
            <text:p>7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9" calcext:value-type="float">
            <text:p/>
          </table:table-cell>
          <table:table-cell table:formula="of:=RANDBETWEEN(10;20)" office:value-type="float" office:value="11" calcext:value-type="float">
            <text:p/>
          </table:table-cell>
          <table:table-cell table:formula="of:=RANDBETWEEN(10;30)" office:value-type="float" office:value="16" calcext:value-type="float">
            <text:p/>
          </table:table-cell>
        </table:table-row>
        <table:table-row table:style-name="ro1">
          <table:table-cell table:formula="of:=CONCATENATE([.G14];&quot;-&quot;;[.H14])" office:value-type="string" office:string-value="9-5" calcext:value-type="string">
            <text:p>9-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RANDBETWEEN(0;10)" office:value-type="float" office:value="4" calcext:value-type="float">
            <text:p/>
          </table:table-cell>
          <table:table-cell table:formula="of:=RANDBETWEEN(10;20)" office:value-type="float" office:value="19" calcext:value-type="float">
            <text:p/>
          </table:table-cell>
          <table:table-cell table:formula="of:=RANDBETWEEN(10;30)" office:value-type="float" office:value="29" calcext:value-type="float">
            <text:p/>
          </table:table-cell>
        </table:table-row>
        <table:table-row table:style-name="ro1">
          <table:table-cell table:formula="of:=CONCATENATE([.G15];&quot;-&quot;;[.H15])" office:value-type="string" office:string-value="5-0" calcext:value-type="string">
            <text:p>5-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ANDBETWEEN(0;10)" office:value-type="float" office:value="5" calcext:value-type="float">
            <text:p/>
          </table:table-cell>
          <table:table-cell table:formula="of:=RANDBETWEEN(10;20)" office:value-type="float" office:value="16" calcext:value-type="float">
            <text:p/>
          </table:table-cell>
          <table:table-cell table:formula="of:=RANDBETWEEN(10;30)" office:value-type="float" office:value="26" calcext:value-type="float">
            <text:p/>
          </table:table-cell>
        </table:table-row>
        <table:table-row table:style-name="ro1">
          <table:table-cell table:formula="of:=CONCATENATE([.G16];&quot;-&quot;;[.H16])" office:value-type="string" office:string-value="6-0" calcext:value-type="string">
            <text:p>6-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ANDBETWEEN(0;10)" office:value-type="float" office:value="0" calcext:value-type="float">
            <text:p/>
          </table:table-cell>
          <table:table-cell table:formula="of:=RANDBETWEEN(10;20)" office:value-type="float" office:value="14" calcext:value-type="float">
            <text:p/>
          </table:table-cell>
          <table:table-cell table:formula="of:=RANDBETWEEN(10;30)" office:value-type="float" office:value="13" calcext:value-type="float">
            <text:p/>
          </table:table-cell>
        </table:table-row>
        <table:table-row table:style-name="ro1">
          <table:table-cell table:formula="of:=CONCATENATE([.G17];&quot;-&quot;;[.H17])" office:value-type="string" office:string-value="9-3" calcext:value-type="string">
            <text:p>9-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3" calcext:value-type="float">
            <text:p/>
          </table:table-cell>
          <table:table-cell table:formula="of:=RANDBETWEEN(10;20)" office:value-type="float" office:value="11" calcext:value-type="float">
            <text:p/>
          </table:table-cell>
          <table:table-cell table:formula="of:=RANDBETWEEN(10;30)" office:value-type="float" office:value="21" calcext:value-type="float">
            <text:p/>
          </table:table-cell>
        </table:table-row>
        <table:table-row table:style-name="ro1">
          <table:table-cell table:formula="of:=CONCATENATE([.G18];&quot;-&quot;;[.H18])" office:value-type="string" office:string-value="10-3" calcext:value-type="string">
            <text:p>10-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RANDBETWEEN(0;10)" office:value-type="float" office:value="10" calcext:value-type="float">
            <text:p/>
          </table:table-cell>
          <table:table-cell table:formula="of:=RANDBETWEEN(10;20)" office:value-type="float" office:value="10" calcext:value-type="float">
            <text:p/>
          </table:table-cell>
          <table:table-cell table:formula="of:=RANDBETWEEN(10;30)" office:value-type="float" office:value="28" calcext:value-type="float">
            <text:p/>
          </table:table-cell>
        </table:table-row>
        <table:table-row table:style-name="ro1">
          <table:table-cell table:formula="of:=CONCATENATE([.G19];&quot;-&quot;;[.H19])" office:value-type="string" office:string-value="10-1" calcext:value-type="string">
            <text:p>10-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RANDBETWEEN(0;10)" office:value-type="float" office:value="4" calcext:value-type="float">
            <text:p/>
          </table:table-cell>
          <table:table-cell table:formula="of:=RANDBETWEEN(10;20)" office:value-type="float" office:value="13" calcext:value-type="float">
            <text:p/>
          </table:table-cell>
          <table:table-cell table:formula="of:=RANDBETWEEN(10;30)" office:value-type="float" office:value="23" calcext:value-type="float">
            <text:p/>
          </table:table-cell>
        </table:table-row>
        <table:table-row table:style-name="ro1">
          <table:table-cell table:formula="of:=CONCATENATE([.G20];&quot;-&quot;;[.H20])" office:value-type="string" office:string-value="11-2" calcext:value-type="string">
            <text:p>11-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8" calcext:value-type="float">
            <text:p/>
          </table:table-cell>
          <table:table-cell table:formula="of:=RANDBETWEEN(10;20)" office:value-type="float" office:value="10" calcext:value-type="float">
            <text:p/>
          </table:table-cell>
          <table:table-cell table:formula="of:=RANDBETWEEN(10;30)" office:value-type="float" office:value="18" calcext:value-type="float">
            <text:p/>
          </table:table-cell>
        </table:table-row>
        <table:table-row table:style-name="ro1">
          <table:table-cell table:formula="of:=CONCATENATE([.G21];&quot;+&quot;;[.H21])" office:value-type="string" office:string-value="0+2" calcext:value-type="string">
            <text:p>0+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ANDBETWEEN(0;10)" office:value-type="float" office:value="1" calcext:value-type="float">
            <text:p/>
          </table:table-cell>
          <table:table-cell table:formula="of:=RANDBETWEEN(10;20)" office:value-type="float" office:value="17" calcext:value-type="float">
            <text:p/>
          </table:table-cell>
          <table:table-cell table:formula="of:=RANDBETWEEN(10;30)" office:value-type="float" office:value="24" calcext:value-type="float">
            <text:p/>
          </table:table-cell>
        </table:table-row>
        <table:table-row table:style-name="ro1">
          <table:table-cell table:formula="of:=CONCATENATE([.G22];&quot;+&quot;;[.H22])" office:value-type="string" office:string-value="1+1" calcext:value-type="string">
            <text:p>1+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CONCATENATE([.G23];&quot;+&quot;;[.H23])" office:value-type="string" office:string-value="2+0" calcext:value-type="string">
            <text:p>2+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CONCATENATE([.G24];&quot;+&quot;;[.H24])" office:value-type="string" office:string-value="3+0" calcext:value-type="string">
            <text:p>3+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CONCATENATE([.G25];&quot;+&quot;;[.H25])" office:value-type="string" office:string-value="2+3" calcext:value-type="string">
            <text:p>2+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CONCATENATE([.G26];&quot;+&quot;;[.H26])" office:value-type="string" office:string-value="4+1" calcext:value-type="string">
            <text:p>4+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CONCATENATE([.G27];&quot;+&quot;;[.H27])" office:value-type="string" office:string-value="0+6" calcext:value-type="string">
            <text:p>0+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CONCATENATE([.G28];&quot;+&quot;;[.H28])" office:value-type="string" office:string-value="2+4" calcext:value-type="string">
            <text:p>2+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CONCATENATE([.G29];&quot;+&quot;;[.H29])" office:value-type="string" office:string-value="3+3" calcext:value-type="string">
            <text:p>3+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CONCATENATE([.G30];&quot;+&quot;;[.H30])" office:value-type="string" office:string-value="4+2" calcext:value-type="string">
            <text:p>4+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CONCATENATE([.G31];&quot;+&quot;;[.H31])" office:value-type="string" office:string-value="2+5" calcext:value-type="string">
            <text:p>2+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CONCATENATE([.G32];&quot;+&quot;;[.H32])" office:value-type="string" office:string-value="1+7" calcext:value-type="string">
            <text:p>1+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CONCATENATE([.G33];&quot;+&quot;;[.H33])" office:value-type="string" office:string-value="7+1" calcext:value-type="string">
            <text:p>7+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CONCATENATE([.G34];&quot;+&quot;;[.H34])" office:value-type="string" office:string-value="2+7" calcext:value-type="string">
            <text:p>2+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CONCATENATE([.G35];&quot;+&quot;;[.H35])" office:value-type="string" office:string-value="2+8" calcext:value-type="string">
            <text:p>2+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CONCATENATE([.G36];&quot;+&quot;;[.H36])" office:value-type="string" office:string-value="2+8" calcext:value-type="string">
            <text:p>2+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CONCATENATE([.G37];&quot;+&quot;;[.H37])" office:value-type="string" office:string-value="7+3" calcext:value-type="string">
            <text:p>7+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CONCATENATE([.G38];&quot;+&quot;;[.H38])" office:value-type="string" office:string-value="9+1" calcext:value-type="string">
            <text:p>9+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CONCATENATE([.G39];&quot;+&quot;;[.H39])" office:value-type="string" office:string-value="8+3" calcext:value-type="string">
            <text:p>8+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CONCATENATE([.G40];&quot;+&quot;;[.H40])" office:value-type="string" office:string-value="5+8" calcext:value-type="string">
            <text:p>5+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CONCATENATE([.G41];&quot;+&quot;;[.H41])" office:value-type="string" office:string-value="6+7" calcext:value-type="string">
            <text:p>6+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CONCATENATE([.G42];&quot;+&quot;;[.H42])" office:value-type="string" office:string-value="8+5" calcext:value-type="string">
            <text:p>8+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CONCATENATE([.G43];&quot;+&quot;;[.H43])" office:value-type="string" office:string-value="5+9" calcext:value-type="string">
            <text:p>5+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CONCATENATE([.G44];&quot;+&quot;;[.H44])" office:value-type="string" office:string-value="6+8" calcext:value-type="string">
            <text:p>6+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CONCATENATE([.G45];&quot;+&quot;;[.H45])" office:value-type="string" office:string-value="6+9" calcext:value-type="string">
            <text:p>6+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CONCATENATE([.G46];&quot;+&quot;;[.H46])" office:value-type="string" office:string-value="6+9" calcext:value-type="string">
            <text:p>6+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CONCATENATE([.G47];&quot;+&quot;;[.H47])" office:value-type="string" office:string-value="7+8" calcext:value-type="string">
            <text:p>7+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CONCATENATE([.G48];&quot;+&quot;;[.H48])" office:value-type="string" office:string-value="9+6" calcext:value-type="string">
            <text:p>9+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CONCATENATE([.G49];&quot;+&quot;;[.H49])" office:value-type="string" office:string-value="9+7" calcext:value-type="string">
            <text:p>9+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CONCATENATE([.G50];&quot;+&quot;;[.H50])" office:value-type="string" office:string-value="9+9" calcext:value-type="string">
            <text:p>9+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CONCATENATE([.G51];&quot;-&quot;;[.H51])" office:value-type="string" office:string-value="12-7" calcext:value-type="string">
            <text:p>12-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CONCATENATE([.G52];&quot;-&quot;;[.H52])" office:value-type="string" office:string-value="15-9" calcext:value-type="string">
            <text:p>15-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CONCATENATE([.G53];&quot;-&quot;;[.H53])" office:value-type="string" office:string-value="11-4" calcext:value-type="string">
            <text:p>11-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CONCATENATE([.G54];&quot;-&quot;;[.H54])" office:value-type="string" office:string-value="12-5" calcext:value-type="string">
            <text:p>12-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CONCATENATE([.G55];&quot;-&quot;;[.H55])" office:value-type="string" office:string-value="10-2" calcext:value-type="string">
            <text:p>10-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CONCATENATE([.G56];&quot;-&quot;;[.H56])" office:value-type="string" office:string-value="14-5" calcext:value-type="string">
            <text:p>14-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CONCATENATE([.G57];&quot;-&quot;;[.H57])" office:value-type="string" office:string-value="19-10" calcext:value-type="string">
            <text:p>19-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CONCATENATE([.G58];&quot;-&quot;;[.H58])" office:value-type="string" office:string-value="11-1" calcext:value-type="string">
            <text:p>11-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CONCATENATE([.G59];&quot;-&quot;;[.H59])" office:value-type="string" office:string-value="12-2" calcext:value-type="string">
            <text:p>12-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CONCATENATE([.G60];&quot;-&quot;;[.H60])" office:value-type="string" office:string-value="20-9" calcext:value-type="string">
            <text:p>20-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CONCATENATE([.G61];&quot;-&quot;;[.H61])" office:value-type="string" office:string-value="12-0" calcext:value-type="string">
            <text:p>12-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CONCATENATE([.G62];&quot;-&quot;;[.H62])" office:value-type="string" office:string-value="20-8" calcext:value-type="string">
            <text:p>20-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CONCATENATE([.G63];&quot;-&quot;;[.H63])" office:value-type="string" office:string-value="14-1" calcext:value-type="string">
            <text:p>14-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CONCATENATE([.G64];&quot;-&quot;;[.H64])" office:value-type="string" office:string-value="17-4" calcext:value-type="string">
            <text:p>17-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CONCATENATE([.G65];&quot;-&quot;;[.H65])" office:value-type="string" office:string-value="20-6" calcext:value-type="string">
            <text:p>20-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CONCATENATE([.G66];&quot;-&quot;;[.H66])" office:value-type="string" office:string-value="19-4" calcext:value-type="string">
            <text:p>19-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CONCATENATE([.G67];&quot;-&quot;;[.H67])" office:value-type="string" office:string-value="18-2" calcext:value-type="string">
            <text:p>18-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CONCATENATE([.G68];&quot;-&quot;;[.H68])" office:value-type="string" office:string-value="17-0" calcext:value-type="string">
            <text:p>17-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CONCATENATE([.H69];&quot;  + ___ =  &quot;;[.G69])" office:value-type="string" office:string-value="11  + ___ =  11" calcext:value-type="string">
            <text:p>11 <text:s/>+ ___ = <text:s/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H70];&quot;  - ___ =  &quot;;[.G70])" office:value-type="string" office:string-value="15  - ___ =  15" calcext:value-type="string">
            <text:p>15 <text:s/>- ___ = <text:s/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CONCATENATE([.H71];&quot;  + ___ =  &quot;;[.G71])" office:value-type="string" office:string-value="16  + ___ =  16" calcext:value-type="string">
            <text:p>16 <text:s/>+ ___ = <text:s/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CONCATENATE([.H72];&quot;  + ___ =  &quot;;[.G72])" office:value-type="string" office:string-value="18  + ___ =  18" calcext:value-type="string">
            <text:p>18 <text:s/>+ ___ = <text:s/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CONCATENATE([.H73];&quot;  - ___ =  &quot;;[.G73])" office:value-type="string" office:string-value="19  - ___ =  19" calcext:value-type="string">
            <text:p>19 <text:s/>- ___ = <text:s/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CONCATENATE([.H74];&quot;  - ___ =  &quot;;[.G74])" office:value-type="string" office:string-value="10  - ___ =  9" calcext:value-type="string">
            <text:p>10 <text:s/>- ___ = <text:s/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CONCATENATE([.H75];&quot;  - ___ =  &quot;;[.G75])" office:value-type="string" office:string-value="10  - ___ =  8" calcext:value-type="string">
            <text:p>10 <text:s/>- ___ = <text:s/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CONCATENATE([.H76];&quot;  - ___ =  &quot;;[.G76])" office:value-type="string" office:string-value="13  - ___ =  9" calcext:value-type="string">
            <text:p>13 <text:s/>- ___ = <text:s/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CONCATENATE([.H77];&quot;  + ___ =  &quot;;[.G77])" office:value-type="string" office:string-value="15  + ___ =  19" calcext:value-type="string">
            <text:p>15 <text:s/>+ ___ = <text:s/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CONCATENATE([.H78];&quot;  + ___ =  &quot;;[.G78])" office:value-type="string" office:string-value="7  + ___ =  12" calcext:value-type="string">
            <text:p>7 <text:s/>+ ___ = <text:s/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CONCATENATE([.H79];&quot;  + ___ =  &quot;;[.G79])" office:value-type="string" office:string-value="9  + ___ =  14" calcext:value-type="string">
            <text:p>9 <text:s/>+ ___ = <text:s/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CONCATENATE([.H80];&quot;  - ___ =  &quot;;[.G80])" office:value-type="string" office:string-value="10  - ___ =  3" calcext:value-type="string">
            <text:p>10 <text:s/>- ___ = <text:s/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CONCATENATE([.H81];&quot;  - ___ =  &quot;;[.G81])" office:value-type="string" office:string-value="11  - ___ =  4" calcext:value-type="string">
            <text:p>11 <text:s/>- ___ = <text:s/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H82];&quot;  - ___ =  &quot;;[.G82])" office:value-type="string" office:string-value="18  - ___ =  10" calcext:value-type="string">
            <text:p>18 <text:s/>- ___ = <text:s/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CONCATENATE([.H83];&quot;  + ___ =  &quot;;[.G83])" office:value-type="string" office:string-value="5  + ___ =  13" calcext:value-type="string">
            <text:p>5 <text:s/>+ ___ = <text:s/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CONCATENATE([.H84];&quot;  - ___ =  &quot;;[.G84])" office:value-type="string" office:string-value="11  - ___ =  2" calcext:value-type="string">
            <text:p>11 <text:s/>- ___ = <text:s/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H85];&quot;  + ___ =  &quot;;[.G85])" office:value-type="string" office:string-value="11  + ___ =  20" calcext:value-type="string">
            <text:p>11 <text:s/>+ ___ = <text:s/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H86];&quot;  - ___ =  &quot;;[.G86])" office:value-type="string" office:string-value="13  - ___ =  4" calcext:value-type="string">
            <text:p>13 <text:s/>- ___ = <text:s/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CONCATENATE([.H87];&quot;  + ___ =  &quot;;[.G87])" office:value-type="string" office:string-value="1  + ___ =  11" calcext:value-type="string">
            <text:p>1 <text:s/>+ ___ = <text:s/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CONCATENATE([.H88];&quot;  - ___ =  &quot;;[.G88])" office:value-type="string" office:string-value="13  - ___ =  3" calcext:value-type="string">
            <text:p>13 <text:s/>- ___ = <text:s/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CONCATENATE([.H89];&quot;  - ___ =  &quot;;[.G89])" office:value-type="string" office:string-value="18  - ___ =  8" calcext:value-type="string">
            <text:p>18 <text:s/>- ___ = <text:s/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CONCATENATE([.H90];&quot;  + ___ =  &quot;;[.G90])" office:value-type="string" office:string-value="1  + ___ =  12" calcext:value-type="string">
            <text:p>1 <text:s/>+ ___ = <text:s/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CONCATENATE([.H91];&quot;  - ___ =  &quot;;[.G91])" office:value-type="string" office:string-value="12  - ___ =  1" calcext:value-type="string">
            <text:p>12 <text:s/>- ___ = <text:s/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H92];&quot;  - ___ =  &quot;;[.G92])" office:value-type="string" office:string-value="12  - ___ =  1" calcext:value-type="string">
            <text:p>12 <text:s/>- ___ = <text:s/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H93];&quot;  + ___ =  &quot;;[.G93])" office:value-type="string" office:string-value="3  + ___ =  14" calcext:value-type="string">
            <text:p>3 <text:s/>+ ___ = <text:s/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CONCATENATE([.H94];&quot;  + ___ =  &quot;;[.G94])" office:value-type="string" office:string-value="4  + ___ =  15" calcext:value-type="string">
            <text:p>4 <text:s/>+ ___ = <text:s/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CONCATENATE([.H95];&quot;  + ___ =  &quot;;[.G95])" office:value-type="string" office:string-value="6  + ___ =  17" calcext:value-type="string">
            <text:p>6 <text:s/>+ ___ = <text:s/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CONCATENATE([.H96];&quot;  + ___ =  &quot;;[.G96])" office:value-type="string" office:string-value="8  + ___ =  19" calcext:value-type="string">
            <text:p>8 <text:s/>+ ___ = <text:s/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CONCATENATE([.H97];&quot;  - ___ =  &quot;;[.G97])" office:value-type="string" office:string-value="19  - ___ =  7" calcext:value-type="string">
            <text:p>19 <text:s/>- ___ = <text:s/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CONCATENATE([.H98];&quot;  - ___ =  &quot;;[.G98])" office:value-type="string" office:string-value="17  - ___ =  4" calcext:value-type="string">
            <text:p>17 <text:s/>- ___ = <text:s/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H99];&quot;  - ___ =  &quot;;[.G99])" office:value-type="string" office:string-value="17  - ___ =  4" calcext:value-type="string">
            <text:p>17 <text:s/>- ___ = <text:s/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H100];&quot;  + ___ =  &quot;;[.G100])" office:value-type="string" office:string-value="2  + ___ =  15" calcext:value-type="string">
            <text:p>2 <text:s/>+ ___ = <text:s/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CONCATENATE([.H101];&quot;  + ___ =  &quot;;[.G101])" office:value-type="string" office:string-value="5  + ___ =  18" calcext:value-type="string">
            <text:p>5 <text:s/>+ ___ = <text:s/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CONCATENATE([.H102];&quot;  - ___ =  &quot;;[.G102])" office:value-type="string" office:string-value="17  - ___ =  2" calcext:value-type="string">
            <text:p>17 <text:s/>- ___ = <text:s/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H103];&quot;  - ___ =  &quot;;[.G103])" office:value-type="string" office:string-value="16  - ___ =  0" calcext:value-type="string">
            <text:p>16 <text:s/>- ___ = <text:s/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CONCATENATE([.H104];&quot;  + ___ =  &quot;;[.G104])" office:value-type="string" office:string-value="1  + ___ =  18" calcext:value-type="string">
            <text:p>1 <text:s/>+ ___ = <text:s/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CONCATENATE([.H105];&quot;  + ___ =  &quot;;[.G105])" office:value-type="string" office:string-value="0  + ___ =  18" calcext:value-type="string">
            <text:p>0 <text:s/>+ ___ = <text:s/>1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CONCATENATE([.H106];&quot;  + ___ =  &quot;;[.G106])" office:value-type="string" office:string-value="1  + ___ =  20" calcext:value-type="string">
            <text:p>1 <text:s/>+ ___ = <text:s/>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CONCATENATE([.H107];&quot;  + ___ =  &quot;;[.G107])" office:value-type="string" office:string-value="0  + ___ =  20" calcext:value-type="string">
            <text:p>0 <text:s/>+ ___ = <text:s/>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CONCATENATE([.H108];&quot;  - ___ =  &quot;;[.G108])" office:value-type="string" office:string-value="20  - ___ =  0" calcext:value-type="string">
            <text:p>20 <text:s/>- ___ = <text:s/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um_nascost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CONCATENATE([.G109];&quot;+&quot;;[.H109])" office:value-type="string" office:string-value="1+11" calcext:value-type="string">
            <text:p>1+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G110];&quot;+&quot;;[.H110])" office:value-type="string" office:string-value="12+0" calcext:value-type="string">
            <text:p>12+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CONCATENATE([.G111];&quot;+&quot;;[.H111])" office:value-type="string" office:string-value="0+13" calcext:value-type="string">
            <text:p>0+1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CONCATENATE([.G112];&quot;+&quot;;[.H112])" office:value-type="string" office:string-value="1+12" calcext:value-type="string">
            <text:p>1+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113];&quot;+&quot;;[.H113])" office:value-type="string" office:string-value="2+11" calcext:value-type="string">
            <text:p>2+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G114];&quot;+&quot;;[.H114])" office:value-type="string" office:string-value="14+0" calcext:value-type="string">
            <text:p>14+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CONCATENATE([.G115];&quot;+&quot;;[.H115])" office:value-type="string" office:string-value="2+12" calcext:value-type="string">
            <text:p>2+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116];&quot;+&quot;;[.H116])" office:value-type="string" office:string-value="12+3" calcext:value-type="string">
            <text:p>12+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CONCATENATE([.G117];&quot;+&quot;;[.H117])" office:value-type="string" office:string-value="12+4" calcext:value-type="string">
            <text:p>12+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CONCATENATE([.G118];&quot;+&quot;;[.H118])" office:value-type="string" office:string-value="2+14" calcext:value-type="string">
            <text:p>2+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CONCATENATE([.G119];&quot;+&quot;;[.H119])" office:value-type="string" office:string-value="6+10" calcext:value-type="string">
            <text:p>6+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CONCATENATE([.G120];&quot;+&quot;;[.H120])" office:value-type="string" office:string-value="3+14" calcext:value-type="string">
            <text:p>3+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CONCATENATE([.G121];&quot;+&quot;;[.H121])" office:value-type="string" office:string-value="5+12" calcext:value-type="string">
            <text:p>5+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122];&quot;+&quot;;[.H122])" office:value-type="string" office:string-value="17+1" calcext:value-type="string">
            <text:p>17+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CONCATENATE([.G123];&quot;+&quot;;[.H123])" office:value-type="string" office:string-value="10+9" calcext:value-type="string">
            <text:p>10+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CONCATENATE([.G124];&quot;+&quot;;[.H124])" office:value-type="string" office:string-value="12+7" calcext:value-type="string">
            <text:p>12+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CONCATENATE([.G125];&quot;+&quot;;[.H125])" office:value-type="string" office:string-value="2+17" calcext:value-type="string">
            <text:p>2+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126];&quot;+&quot;;[.H126])" office:value-type="string" office:string-value="3+16" calcext:value-type="string">
            <text:p>3+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CONCATENATE([.G127];&quot;+&quot;;[.H127])" office:value-type="string" office:string-value="15+5" calcext:value-type="string">
            <text:p>15+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CONCATENATE([.G128];&quot;+&quot;;[.H128])" office:value-type="string" office:string-value="17+3" calcext:value-type="string">
            <text:p>17+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CONCATENATE([.G129];&quot;+&quot;;[.H129])" office:value-type="string" office:string-value="19+1" calcext:value-type="string">
            <text:p>19+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CONCATENATE([.G130];&quot;+&quot;;[.H130])" office:value-type="string" office:string-value="18+3" calcext:value-type="string">
            <text:p>18+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CONCATENATE([.G131];&quot;+&quot;;[.H131])" office:value-type="string" office:string-value="5+18" calcext:value-type="string">
            <text:p>5+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CONCATENATE([.G132];&quot;+&quot;;[.H132])" office:value-type="string" office:string-value="7+16" calcext:value-type="string">
            <text:p>7+1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CONCATENATE([.G133];&quot;+&quot;;[.H133])" office:value-type="string" office:string-value="16+8" calcext:value-type="string">
            <text:p>16+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CONCATENATE([.G134];&quot;+&quot;;[.H134])" office:value-type="string" office:string-value="9+15" calcext:value-type="string">
            <text:p>9+1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CONCATENATE([.G135];&quot;+&quot;;[.H135])" office:value-type="string" office:string-value="16+9" calcext:value-type="string">
            <text:p>16+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CONCATENATE([.G136];&quot;+&quot;;[.H136])" office:value-type="string" office:string-value="6+19" calcext:value-type="string">
            <text:p>6+1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CONCATENATE([.G137];&quot;+&quot;;[.H137])" office:value-type="string" office:string-value="8+17" calcext:value-type="string">
            <text:p>8+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138];&quot;+&quot;;[.H138])" office:value-type="string" office:string-value="19+7" calcext:value-type="string">
            <text:p>19+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CONCATENATE([.G139];&quot;-&quot;;[.H139])" office:value-type="string" office:string-value="11-11" calcext:value-type="string">
            <text:p>11-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G140];&quot;-&quot;;[.H140])" office:value-type="string" office:string-value="16-16" calcext:value-type="string">
            <text:p>16-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CONCATENATE([.G141];&quot;-&quot;;[.H141])" office:value-type="string" office:string-value="17-17" calcext:value-type="string">
            <text:p>17-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142];&quot;-&quot;;[.H142])" office:value-type="string" office:string-value="12-11" calcext:value-type="string">
            <text:p>12-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G143];&quot;-&quot;;[.H143])" office:value-type="string" office:string-value="14-13" calcext:value-type="string">
            <text:p>14-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CONCATENATE([.G144];&quot;-&quot;;[.H144])" office:value-type="string" office:string-value="15-14" calcext:value-type="string">
            <text:p>15-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CONCATENATE([.G145];&quot;-&quot;;[.H145])" office:value-type="string" office:string-value="17-16" calcext:value-type="string">
            <text:p>17-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CONCATENATE([.G146];&quot;-&quot;;[.H146])" office:value-type="string" office:string-value="12-10" calcext:value-type="string">
            <text:p>12-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CONCATENATE([.G147];&quot;-&quot;;[.H147])" office:value-type="string" office:string-value="20-18" calcext:value-type="string">
            <text:p>20-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CONCATENATE([.G148];&quot;-&quot;;[.H148])" office:value-type="string" office:string-value="17-14" calcext:value-type="string">
            <text:p>17-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CONCATENATE([.G149];&quot;-&quot;;[.H149])" office:value-type="string" office:string-value="20-17" calcext:value-type="string">
            <text:p>20-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150];&quot;-&quot;;[.H150])" office:value-type="string" office:string-value="19-14" calcext:value-type="string">
            <text:p>19-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CONCATENATE([.G151];&quot;-&quot;;[.H151])" office:value-type="string" office:string-value="20-15" calcext:value-type="string">
            <text:p>20-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CONCATENATE([.G152];&quot;-&quot;;[.H152])" office:value-type="string" office:string-value="20-14" calcext:value-type="string">
            <text:p>20-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CONCATENATE([.G153];&quot;-&quot;;[.H153])" office:value-type="string" office:string-value="17-10" calcext:value-type="string">
            <text:p>17-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CONCATENATE([.G154];&quot;-&quot;;[.H154])" office:value-type="string" office:string-value="19-12" calcext:value-type="string">
            <text:p>19-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155];&quot;-&quot;;[.H155])" office:value-type="string" office:string-value="20-13" calcext:value-type="string">
            <text:p>20-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CONCATENATE([.G156];&quot;-&quot;;[.H156])" office:value-type="string" office:string-value="20-12" calcext:value-type="string">
            <text:p>20-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157];&quot;+&quot;;[.H157])" office:value-type="string" office:string-value="10+10" calcext:value-type="string">
            <text:p>10+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CONCATENATE([.G158];&quot;+&quot;;[.H158])" office:value-type="string" office:string-value="10+11" calcext:value-type="string">
            <text:p>10+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G159];&quot;+&quot;;[.H159])" office:value-type="string" office:string-value="11+10" calcext:value-type="string">
            <text:p>11+1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CONCATENATE([.G160];&quot;+&quot;;[.H160])" office:value-type="string" office:string-value="10+12" calcext:value-type="string">
            <text:p>10+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161];&quot;+&quot;;[.H161])" office:value-type="string" office:string-value="11+11" calcext:value-type="string">
            <text:p>11+1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G162];&quot;+&quot;;[.H162])" office:value-type="string" office:string-value="12+10" calcext:value-type="string">
            <text:p>12+1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CONCATENATE([.G163];&quot;+&quot;;[.H163])" office:value-type="string" office:string-value="13+12" calcext:value-type="string">
            <text:p>13+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164];&quot;+&quot;;[.H164])" office:value-type="string" office:string-value="14+11" calcext:value-type="string">
            <text:p>14+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G165];&quot;+&quot;;[.H165])" office:value-type="string" office:string-value="12+14" calcext:value-type="string">
            <text:p>12+1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CONCATENATE([.G166];&quot;+&quot;;[.H166])" office:value-type="string" office:string-value="13+13" calcext:value-type="string">
            <text:p>13+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CONCATENATE([.G167];&quot;+&quot;;[.H167])" office:value-type="string" office:string-value="12+15" calcext:value-type="string">
            <text:p>12+1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CONCATENATE([.G168];&quot;+&quot;;[.H168])" office:value-type="string" office:string-value="14+13" calcext:value-type="string">
            <text:p>14+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CONCATENATE([.G169];&quot;+&quot;;[.H169])" office:value-type="string" office:string-value="11+17" calcext:value-type="string">
            <text:p>11+1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170];&quot;+&quot;;[.H170])" office:value-type="string" office:string-value="10+19" calcext:value-type="string">
            <text:p>10+1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CONCATENATE([.G171];&quot;+&quot;;[.H171])" office:value-type="string" office:string-value="11+18" calcext:value-type="string">
            <text:p>11+1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CONCATENATE([.G172];&quot;+&quot;;[.H172])" office:value-type="string" office:string-value="14+15" calcext:value-type="string">
            <text:p>14+1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CONCATENATE([.G173];&quot;+&quot;;[.H173])" office:value-type="string" office:string-value="16+13" calcext:value-type="string">
            <text:p>16+1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CONCATENATE([.G174];&quot;+&quot;;[.H174])" office:value-type="string" office:string-value="17+12" calcext:value-type="string">
            <text:p>17+1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175];&quot;+&quot;;[.H175])" office:value-type="string" office:string-value="11+19" calcext:value-type="string">
            <text:p>11+1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CONCATENATE([.G176];&quot;+&quot;;[.H176])" office:value-type="string" office:string-value="13+17" calcext:value-type="string">
            <text:p>13+1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177];&quot;+&quot;;[.H177])" office:value-type="string" office:string-value="15+15" calcext:value-type="string">
            <text:p>15+1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CONCATENATE([.G178];&quot;+&quot;;[.H178])" office:value-type="string" office:string-value="19+11" calcext:value-type="string">
            <text:p>19+1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G179];&quot;+&quot;;[.H179])" office:value-type="string" office:string-value="13+18" calcext:value-type="string">
            <text:p>13+1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CONCATENATE([.G180];&quot;+&quot;;[.H180])" office:value-type="string" office:string-value="18+13" calcext:value-type="string">
            <text:p>18+1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CONCATENATE([.G181];&quot;+&quot;;[.H181])" office:value-type="string" office:string-value="14+19" calcext:value-type="string">
            <text:p>14+1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CONCATENATE([.G182];&quot;+&quot;;[.H182])" office:value-type="string" office:string-value="18+15" calcext:value-type="string">
            <text:p>18+1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CONCATENATE([.G183];&quot;+&quot;;[.H183])" office:value-type="string" office:string-value="16+18" calcext:value-type="string">
            <text:p>16+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CONCATENATE([.G184];&quot;+&quot;;[.H184])" office:value-type="string" office:string-value="18+16" calcext:value-type="string">
            <text:p>18+1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CONCATENATE([.G185];&quot;+&quot;;[.H185])" office:value-type="string" office:string-value="18+17" calcext:value-type="string">
            <text:p>18+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186];&quot;+&quot;;[.H186])" office:value-type="string" office:string-value="19+16" calcext:value-type="string">
            <text:p>19+1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CONCATENATE([.G187];&quot;-&quot;;[.H187])" office:value-type="string" office:string-value="12-12" calcext:value-type="string">
            <text:p>12-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188];&quot;-&quot;;[.H188])" office:value-type="string" office:string-value="15-15" calcext:value-type="string">
            <text:p>15-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CONCATENATE([.G189];&quot;-&quot;;[.H189])" office:value-type="string" office:string-value="18-18" calcext:value-type="string">
            <text:p>18-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CONCATENATE([.G190];&quot;-&quot;;[.H190])" office:value-type="string" office:string-value="18-18" calcext:value-type="string">
            <text:p>18-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CONCATENATE([.G191];&quot;-&quot;;[.H191])" office:value-type="string" office:string-value="23-23" calcext:value-type="string">
            <text:p>23-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CONCATENATE([.G192];&quot;-&quot;;[.H192])" office:value-type="string" office:string-value="27-27" calcext:value-type="string">
            <text:p>27-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formula="of:=CONCATENATE([.G193];&quot;-&quot;;[.H193])" office:value-type="string" office:string-value="11-10" calcext:value-type="string">
            <text:p>11-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CONCATENATE([.G194];&quot;-&quot;;[.H194])" office:value-type="string" office:string-value="12-11" calcext:value-type="string">
            <text:p>12-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G195];&quot;-&quot;;[.H195])" office:value-type="string" office:string-value="27-26" calcext:value-type="string">
            <text:p>27-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formula="of:=CONCATENATE([.G196];&quot;-&quot;;[.H196])" office:value-type="string" office:string-value="28-27" calcext:value-type="string">
            <text:p>28-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formula="of:=CONCATENATE([.G197];&quot;-&quot;;[.H197])" office:value-type="string" office:string-value="30-29" calcext:value-type="string">
            <text:p>30-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CONCATENATE([.G198];&quot;-&quot;;[.H198])" office:value-type="string" office:string-value="19-17" calcext:value-type="string">
            <text:p>19-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199];&quot;-&quot;;[.H199])" office:value-type="string" office:string-value="22-20" calcext:value-type="string">
            <text:p>22-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CONCATENATE([.G200];&quot;-&quot;;[.H200])" office:value-type="string" office:string-value="15-12" calcext:value-type="string">
            <text:p>15-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201];&quot;-&quot;;[.H201])" office:value-type="string" office:string-value="22-19" calcext:value-type="string">
            <text:p>22-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CONCATENATE([.G202];&quot;-&quot;;[.H202])" office:value-type="string" office:string-value="24-21" calcext:value-type="string">
            <text:p>24-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CONCATENATE([.G203];&quot;-&quot;;[.H203])" office:value-type="string" office:string-value="25-22" calcext:value-type="string">
            <text:p>25-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CONCATENATE([.G204];&quot;-&quot;;[.H204])" office:value-type="string" office:string-value="26-23" calcext:value-type="string">
            <text:p>26-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CONCATENATE([.G205];&quot;-&quot;;[.H205])" office:value-type="string" office:string-value="30-27" calcext:value-type="string">
            <text:p>30-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formula="of:=CONCATENATE([.G206];&quot;-&quot;;[.H206])" office:value-type="string" office:string-value="21-17" calcext:value-type="string">
            <text:p>21-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207];&quot;-&quot;;[.H207])" office:value-type="string" office:string-value="15-10" calcext:value-type="string">
            <text:p>15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CONCATENATE([.G208];&quot;-&quot;;[.H208])" office:value-type="string" office:string-value="29-24" calcext:value-type="string">
            <text:p>29-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CONCATENATE([.G209];&quot;-&quot;;[.H209])" office:value-type="string" office:string-value="23-17" calcext:value-type="string">
            <text:p>23-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210];&quot;-&quot;;[.H210])" office:value-type="string" office:string-value="30-24" calcext:value-type="string">
            <text:p>30-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CONCATENATE([.G211];&quot;-&quot;;[.H211])" office:value-type="string" office:string-value="22-15" calcext:value-type="string">
            <text:p>22-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CONCATENATE([.G212];&quot;-&quot;;[.H212])" office:value-type="string" office:string-value="24-17" calcext:value-type="string">
            <text:p>24-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213];&quot;-&quot;;[.H213])" office:value-type="string" office:string-value="27-20" calcext:value-type="string">
            <text:p>27-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CONCATENATE([.G214];&quot;-&quot;;[.H214])" office:value-type="string" office:string-value="23-15" calcext:value-type="string">
            <text:p>23-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CONCATENATE([.G215];&quot;-&quot;;[.H215])" office:value-type="string" office:string-value="26-18" calcext:value-type="string">
            <text:p>26-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CONCATENATE([.G216];&quot;-&quot;;[.H216])" office:value-type="string" office:string-value="29-21" calcext:value-type="string">
            <text:p>29-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CONCATENATE([.G217];&quot;-&quot;;[.H217])" office:value-type="string" office:string-value="30-22" calcext:value-type="string">
            <text:p>30-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CONCATENATE([.G218];&quot;-&quot;;[.H218])" office:value-type="string" office:string-value="24-15" calcext:value-type="string">
            <text:p>24-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CONCATENATE([.G219];&quot;-&quot;;[.H219])" office:value-type="string" office:string-value="24-14" calcext:value-type="string">
            <text:p>24-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CONCATENATE([.G220];&quot;-&quot;;[.H220])" office:value-type="string" office:string-value="29-19" calcext:value-type="string">
            <text:p>29-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CONCATENATE([.G221];&quot;-&quot;;[.H221])" office:value-type="string" office:string-value="23-12" calcext:value-type="string">
            <text:p>23-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222];&quot;-&quot;;[.H222])" office:value-type="string" office:string-value="25-13" calcext:value-type="string">
            <text:p>25-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CONCATENATE([.G223];&quot;-&quot;;[.H223])" office:value-type="string" office:string-value="24-11" calcext:value-type="string">
            <text:p>24-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G224];&quot;-&quot;;[.H224])" office:value-type="string" office:string-value="25-12" calcext:value-type="string">
            <text:p>25-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225];&quot;-&quot;;[.H225])" office:value-type="string" office:string-value="26-13" calcext:value-type="string">
            <text:p>26-1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CONCATENATE([.G226];&quot;-&quot;;[.H226])" office:value-type="string" office:string-value="30-17" calcext:value-type="string">
            <text:p>30-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227];&quot;-&quot;;[.H227])" office:value-type="string" office:string-value="30-16" calcext:value-type="string">
            <text:p>30-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CONCATENATE([.G228];&quot;-&quot;;[.H228])" office:value-type="string" office:string-value="26-11" calcext:value-type="string">
            <text:p>26-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G229];&quot;-&quot;;[.H229])" office:value-type="string" office:string-value="28-11" calcext:value-type="string">
            <text:p>28-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fferenze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G230];&quot;+&quot;;[.H230])" office:value-type="string" office:string-value="10+14" calcext:value-type="string">
            <text:p>10+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CONCATENATE([.G231];&quot;+&quot;;[.H231])" office:value-type="string" office:string-value="13+14" calcext:value-type="string">
            <text:p>13+1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CONCATENATE([.G232];&quot;+&quot;;[.H232])" office:value-type="string" office:string-value="13+16" calcext:value-type="string">
            <text:p>13+1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CONCATENATE([.G233];&quot;+&quot;;[.H233])" office:value-type="string" office:string-value="11+19" calcext:value-type="string">
            <text:p>11+1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CONCATENATE([.G234];&quot;+&quot;;[.H234])" office:value-type="string" office:string-value="18+12" calcext:value-type="string">
            <text:p>18+1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235];&quot;+&quot;;[.H235])" office:value-type="string" office:string-value="17+14" calcext:value-type="string">
            <text:p>17+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CONCATENATE([.G236];&quot;+&quot;;[.H236])" office:value-type="string" office:string-value="12+21" calcext:value-type="string">
            <text:p>12+2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CONCATENATE([.G237];&quot;+&quot;;[.H237])" office:value-type="string" office:string-value="19+14" calcext:value-type="string">
            <text:p>19+1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CONCATENATE([.G238];&quot;+&quot;;[.H238])" office:value-type="string" office:string-value="11+23" calcext:value-type="string">
            <text:p>11+2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CONCATENATE([.G239];&quot;+&quot;;[.H239])" office:value-type="string" office:string-value="18+17" calcext:value-type="string">
            <text:p>18+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240];&quot;+&quot;;[.H240])" office:value-type="string" office:string-value="19+16" calcext:value-type="string">
            <text:p>19+1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CONCATENATE([.G241];&quot;+&quot;;[.H241])" office:value-type="string" office:string-value="21+14" calcext:value-type="string">
            <text:p>21+1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CONCATENATE([.G242];&quot;+&quot;;[.H242])" office:value-type="string" office:string-value="10+26" calcext:value-type="string">
            <text:p>10+2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formula="of:=CONCATENATE([.G243];&quot;+&quot;;[.H243])" office:value-type="string" office:string-value="24+12" calcext:value-type="string">
            <text:p>24+1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244];&quot;+&quot;;[.H244])" office:value-type="string" office:string-value="26+10" calcext:value-type="string">
            <text:p>26+1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CONCATENATE([.G245];&quot;+&quot;;[.H245])" office:value-type="string" office:string-value="13+24" calcext:value-type="string">
            <text:p>13+2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CONCATENATE([.G246];&quot;+&quot;;[.H246])" office:value-type="string" office:string-value="20+18" calcext:value-type="string">
            <text:p>20+1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CONCATENATE([.G247];&quot;+&quot;;[.H247])" office:value-type="string" office:string-value="21+17" calcext:value-type="string">
            <text:p>21+17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248];&quot;+&quot;;[.H248])" office:value-type="string" office:string-value="27+11" calcext:value-type="string">
            <text:p>27+1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CONCATENATE([.G249];&quot;+&quot;;[.H249])" office:value-type="string" office:string-value="16+23" calcext:value-type="string">
            <text:p>16+2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CONCATENATE([.G250];&quot;+&quot;;[.H250])" office:value-type="string" office:string-value="26+13" calcext:value-type="string">
            <text:p>26+1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CONCATENATE([.G251];&quot;+&quot;;[.H251])" office:value-type="string" office:string-value="10+30" calcext:value-type="string">
            <text:p>10+3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CONCATENATE([.G252];&quot;+&quot;;[.H252])" office:value-type="string" office:string-value="14+26" calcext:value-type="string">
            <text:p>14+2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formula="of:=CONCATENATE([.G253];&quot;+&quot;;[.H253])" office:value-type="string" office:string-value="16+24" calcext:value-type="string">
            <text:p>16+2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CONCATENATE([.G254];&quot;+&quot;;[.H254])" office:value-type="string" office:string-value="26+14" calcext:value-type="string">
            <text:p>26+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CONCATENATE([.G255];&quot;+&quot;;[.H255])" office:value-type="string" office:string-value="28+12" calcext:value-type="string">
            <text:p>28+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G256];&quot;+&quot;;[.H256])" office:value-type="string" office:string-value="11+30" calcext:value-type="string">
            <text:p>11+3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CONCATENATE([.G257];&quot;+&quot;;[.H257])" office:value-type="string" office:string-value="16+25" calcext:value-type="string">
            <text:p>16+2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CONCATENATE([.G258];&quot;+&quot;;[.H258])" office:value-type="string" office:string-value="12+30" calcext:value-type="string">
            <text:p>12+3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CONCATENATE([.G259];&quot;+&quot;;[.H259])" office:value-type="string" office:string-value="14+29" calcext:value-type="string">
            <text:p>14+2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CONCATENATE([.G260];&quot;+&quot;;[.H260])" office:value-type="string" office:string-value="27+16" calcext:value-type="string">
            <text:p>27+1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CONCATENATE([.G261];&quot;+&quot;;[.H261])" office:value-type="string" office:string-value="30+13" calcext:value-type="string">
            <text:p>30+1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CONCATENATE([.G262];&quot;+&quot;;[.H262])" office:value-type="string" office:string-value="27+17" calcext:value-type="string">
            <text:p>27+1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CONCATENATE([.G263];&quot;+&quot;;[.H263])" office:value-type="string" office:string-value="17+29" calcext:value-type="string">
            <text:p>17+2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CONCATENATE([.G264];&quot;+&quot;;[.H264])" office:value-type="string" office:string-value="28+18" calcext:value-type="string">
            <text:p>28+1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CONCATENATE([.G265];&quot;+&quot;;[.H265])" office:value-type="string" office:string-value="28+19" calcext:value-type="string">
            <text:p>28+1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CONCATENATE([.G266];&quot;+&quot;;[.H266])" office:value-type="string" office:string-value="24+25" calcext:value-type="string">
            <text:p>24+25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CONCATENATE([.G267];&quot;+&quot;;[.H267])" office:value-type="string" office:string-value="27+22" calcext:value-type="string">
            <text:p>27+2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CONCATENATE([.G268];&quot;+&quot;;[.H268])" office:value-type="string" office:string-value="22+28" calcext:value-type="string">
            <text:p>22+2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CONCATENATE([.G269];&quot;+&quot;;[.H269])" office:value-type="string" office:string-value="23+27" calcext:value-type="string">
            <text:p>23+2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formula="of:=CONCATENATE([.G270];&quot;+&quot;;[.H270])" office:value-type="string" office:string-value="27+24" calcext:value-type="string">
            <text:p>27+24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CONCATENATE([.G271];&quot;+&quot;;[.H271])" office:value-type="string" office:string-value="27+25" calcext:value-type="string">
            <text:p>27+2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CONCATENATE([.G272];&quot;+&quot;;[.H272])" office:value-type="string" office:string-value="29+24" calcext:value-type="string">
            <text:p>29+2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CONCATENATE([.G273];&quot;+&quot;;[.H273])" office:value-type="string" office:string-value="25+29" calcext:value-type="string">
            <text:p>25+2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CONCATENATE([.G274];&quot;+&quot;;[.H274])" office:value-type="string" office:string-value="25+29" calcext:value-type="string">
            <text:p>25+2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CONCATENATE([.G275];&quot;+&quot;;[.H275])" office:value-type="string" office:string-value="26+30" calcext:value-type="string">
            <text:p>26+3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mme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Foglio1.A1:Foglio1.K275">
          <table:sort>
            <table:sort-by table:field-number="2" table:data-type="automatic"/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 style:data-style-name="N2" text:time-value="11:54:40.50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6T11:54:54.913000000</dc:date>
    <meta:generator>LibreOffice/4.2.1.1$Windows_x86 LibreOffice_project/d7dbbd7842e6a58b0f521599204e827654e1fb8b</meta:generator>
    <meta:editing-duration>PT33M55S</meta:editing-duration>
    <meta:editing-cycles>32</meta:editing-cycles>
    <meta:document-statistic meta:table-count="1" meta:cell-count="1715" meta:object-count="0"/>
  </office:meta>
</office:document-meta>
</file>